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2ce3549"/>
    </style:style>
    <style:style style:name="P2" style:family="paragraph" style:parent-style-name="Standard">
      <style:text-properties fo:font-size="14pt" fo:font-weight="bold" officeooo:rsid="02ce3549" officeooo:paragraph-rsid="02ce3549" style:font-size-asian="14pt" style:font-weight-asian="bold" style:font-size-complex="14pt" style:font-weight-complex="bold"/>
    </style:style>
    <style:style style:name="P3" style:family="paragraph" style:parent-style-name="Heading_20_2">
      <style:text-properties fo:font-size="14pt" fo:font-weight="bold" officeooo:rsid="02ce3549" style:font-size-asian="14pt" style:font-weight-asian="bold" style:font-size-complex="14pt" style:font-weight-complex="bold"/>
    </style:style>
    <style:style style:name="P4" style:family="paragraph" style:parent-style-name="Heading_20_2">
      <style:text-properties fo:font-size="14pt" fo:font-weight="bold" officeooo:rsid="02ce3549" officeooo:paragraph-rsid="02ce3549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ize="14pt" fo:font-weight="bold" officeooo:rsid="02ce3549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4pt" fo:font-weight="bold" officeooo:rsid="03073693" officeooo:paragraph-rsid="03073693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size="14pt" fo:font-weight="bold" officeooo:rsid="03073693" officeooo:paragraph-rsid="032bcf84" style:font-size-asian="14pt" style:font-weight-asian="bold" style:font-size-complex="14pt" style:font-weight-complex="bold"/>
    </style:style>
    <style:style style:name="P8" style:family="paragraph" style:parent-style-name="Text_20_body">
      <style:text-properties fo:font-size="14pt" fo:font-weight="normal" officeooo:rsid="030eb72b" officeooo:paragraph-rsid="030eb72b" style:font-size-asian="14pt" style:font-weight-asian="normal" style:font-size-complex="14pt" style:font-weight-complex="normal"/>
    </style:style>
    <style:style style:name="P9" style:family="paragraph" style:parent-style-name="Text_20_body">
      <style:text-properties fo:font-size="14pt" fo:font-weight="normal" officeooo:rsid="030eb72b" officeooo:paragraph-rsid="03193a12" style:font-size-asian="14pt" style:font-weight-asian="normal" style:font-size-complex="14pt" style:font-weight-complex="normal"/>
    </style:style>
    <style:style style:name="P10" style:family="paragraph" style:parent-style-name="Text_20_body">
      <style:text-properties fo:font-size="14pt" fo:font-weight="normal" officeooo:rsid="03193a12" officeooo:paragraph-rsid="03193a12" style:font-size-asian="14pt" style:font-weight-asian="normal" style:font-size-complex="14pt" style:font-weight-complex="normal"/>
    </style:style>
    <style:style style:name="T1" style:family="text">
      <style:text-properties fo:font-size="14pt" fo:font-weight="bold" officeooo:rsid="001b8225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2ce3549" style:font-size-asian="14pt" style:font-weight-asian="bold" style:font-size-complex="14pt" style:font-weight-complex="bold"/>
    </style:style>
    <style:style style:name="T3" style:family="text">
      <style:text-properties officeooo:rsid="03193a12"/>
    </style:style>
    <style:style style:name="T4" style:family="text">
      <style:text-properties officeooo:rsid="032bcf8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</text:span><text:span text:style-name="T2">inux Operating System.</text:span></text:p>
      <text:p text:style-name="P2"/>
      <text:h text:style-name="P4" text:outline-level="2">Which account is created on Linux installation?</text:h>
      <text:p text:style-name="Text_20_body">- With the installation of Linux, a super user account is created called as ‘root’.</text:p>
      <text:p text:style-name="P5"/>
      <text:h text:style-name="P3" text:outline-level="2">You wish to print a file ‘draft’ with 60 lines to a page. What command would you use?</text:h>
      <text:p text:style-name="Text_20_body">- The command that I would use is: pr -l60<text:line-break/>- The default page length when using pr is 66 lines. <text:line-break/>- The -l option specifies a different length.</text:p>
      <text:p text:style-name="P6">To find any file in given location?</text:p>
      <text:p text:style-name="P8">- The command is : find filename*</text:p>
      <text:p text:style-name="P8">* any file start “filename” will be displayed.</text:p>
      <text:p text:style-name="P9">- <text:span text:style-name="T3">The command is : </text:span>find *fn*</text:p>
      <text:p text:style-name="P10">*fn* all find in which “fn” appear in its name will be displayed.</text:p>
      <text:p text:style-name="P7">To <text:span text:style-name="T4">give permission to any user?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0:28:35.645661500</meta:creation-date>
    <dc:date>2018-07-10T16:39:24.437173024</dc:date>
    <meta:editing-duration>PT14H32M19S</meta:editing-duration>
    <meta:editing-cycles>122</meta:editing-cycles>
    <meta:generator>LibreOffice/5.4.2.2.0$Linux_X86_64 LibreOffice_project/40$Build-2</meta:generator>
    <meta:document-statistic meta:table-count="0" meta:image-count="0" meta:object-count="0" meta:page-count="1" meta:paragraph-count="11" meta:word-count="120" meta:character-count="618" meta:non-whitespace-character-count="508"/>
  </office:meta>
</office:document-meta>
</file>